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9fbf6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  <number:number-style style:name="nba8592">
      <number:number number:decimal-places="0" number:grouping="true" number:min-integer-digits="1"/>
    </number:number-style>
    <style:style style:data-style-name="nba8592" style:family="table-cell" style:name="acfe703" style:parent-style-name="Default">
      <style:table-cell-properties fo:background-color="#FFFF00" fo:border="2pt solid #000000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9242a4">
      <number:number number:decimal-places="0" number:grouping="true" number:min-integer-digits="1"/>
    </number:number-style>
    <style:style style:data-style-name="n9242a4" style:family="table-cell" style:name="ae6f734" style:parent-style-name="Default">
      <style:table-cell-properties fo:background-color="#FFFF00" fo:border="2pt solid #000000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09fbf6">
      <number:number number:decimal-places="0" number:grouping="true" number:min-integer-digits="1"/>
    </number:number-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ast" office:value-type="string" table:number-columns-spanned="3" table:number-rows-spanned="1" table:style-name="ce19">
            <text:p>Last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ast" office:value-type="string" table:number-columns-spanned="3" table:number-rows-spanned="1" table:style-name="ce19">
            <text:p>Last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Anatle France" office:value-type="string" table:number-columns-spanned="7" table:number-rows-spanned="1" table:style-name="ce19">
            <text:p>Anatle France</text:p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value="1.231293812E9" office:value-type="float" table:number-columns-spanned="2" table:number-rows-spanned="1" table:style-name="acfe703">
            <text:p>1 231 293 812</text:p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dsqdqs@sqdqsd.fr" office:value-type="string" table:number-columns-spanned="7" table:number-rows-spanned="1" table:style-name="ce19">
            <text:p>dsqdqs@sqdqsd.fr</text:p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daudau@daudau.fr" office:value-type="string" table:number-columns-spanned="7" table:number-rows-spanned="1" table:style-name="ce19">
            <text:p>daudau@daudau.fr</text:p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value="3.1829381293E10" office:value-type="float" table:number-columns-spanned="2" table:number-rows-spanned="1" table:style-name="ae6f734">
            <text:p>31 829 381 293</text:p>
          </table:table-cell>
          <table:covered-table-cell/>
          <table:table-cell office:value-type="string" table:style-name="ce3">
            <text:p>BUREAU</text:p>
          </table:table-cell>
          <table:table-cell office:value="9.1823912839E10" office:value-type="float" table:style-name="ce42">
            <text:p>91 823 912 839</text:p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office:string-value="A" office:value-type="string" table:content-validation-name="val2" table:style-name="ce64">
            <text:p>A</text:p>
          </table:table-cell>
          <table:table-cell office:string-value="B" office:value-type="string" table:content-validation-name="val2" table:style-name="ce61">
            <text:p>B</text:p>
          </table:table-cell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office:string-value="B" office:value-type="string" table:content-validation-name="val4" table:style-name="ce99">
            <text:p>B</text:p>
          </table:table-cell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office:string-value="A" office:value-type="string" table:content-validation-name="val8" table:style-name="ce135">
            <text:p>A</text:p>
          </table:table-cell>
          <table:table-cell table:style-name="ce65"/>
          <table:table-cell office:string-value="C" office:value-type="string" table:content-validation-name="val8" table:style-name="ce73">
            <text:p>C</text:p>
          </table:table-cell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